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>
        <style:tab-stops>
          <style:tab-stop style:position="0.6417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6417in"/>
        </style:tab-stops>
      </style:paragraph-properties>
      <style:text-properties style:font-name="Arial" style:font-name-complex="Arial"/>
    </style:style>
    <style:style style:name="P5" style:family="paragraph" style:parent-style-name="Standard" style:list-style-name="WW8Num20"/>
    <style:style style:name="P6" style:family="paragraph" style:parent-style-name="Standard">
      <style:text-properties fo:font-size="14pt" fo:font-weight="bold" style:font-size-asian="14pt" style:font-weight-asian="bold" style:font-size-complex="10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0pt"/>
    </style:style>
    <style:style style:name="P9" style:family="paragraph" style:parent-style-name="Standard" style:list-style-name="WW8Num21"/>
    <style:style style:name="P10" style:family="paragraph" style:parent-style-name="Standard" style:list-style-name="WW8Num3"/>
    <style:style style:name="P11" style:family="paragraph" style:parent-style-name="Standard" style:list-style-name="WW8Num13"/>
    <style:style style:name="P12" style:family="paragraph" style:parent-style-name="Standard">
      <style:text-properties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>
        <style:tab-stops>
          <style:tab-stop style:position="5.6354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5.6354in"/>
        </style:tab-stops>
      </style:paragraph-properties>
    </style:style>
    <style:style style:name="P16" style:family="paragraph" style:parent-style-name="Standard">
      <style:paragraph-properties fo:margin-left="0.25in" fo:margin-right="0in" fo:text-indent="0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.552in" fo:margin-right="0in" fo:text-indent="0in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1.5pt solid #000000"/>
      <style:text-properties fo:font-size="16pt" fo:font-weight="bold" style:font-size-asian="16pt" style:font-weight-asian="bold" style:font-size-complex="16pt"/>
    </style:style>
    <style:style style:name="P19" style:family="paragraph" style:parent-style-name="Text_20_body" style:list-style-name="WW8Num16">
      <style:paragraph-properties fo:text-align="justify" style:justify-single-word="false">
        <style:tab-stops>
          <style:tab-stop style:position="0in"/>
          <style:tab-stop style:position="0.75in"/>
        </style:tab-stops>
      </style:paragraph-properties>
    </style:style>
    <style:style style:name="P20" style:family="paragraph" style:parent-style-name="Text_20_body" style:list-style-name="WW8Num2">
      <style:paragraph-properties fo:text-align="justify" style:justify-single-word="false">
        <style:tab-stops>
          <style:tab-stop style:position="0in"/>
          <style:tab-stop style:position="0.75in"/>
        </style:tab-stops>
      </style:paragraph-properties>
    </style:style>
    <style:style style:name="P21" style:family="paragraph" style:parent-style-name="Text_20_body" style:list-style-name="WW8Num15">
      <style:paragraph-properties fo:text-align="justify" style:justify-single-word="false">
        <style:tab-stops>
          <style:tab-stop style:position="0in"/>
          <style:tab-stop style:position="0.75in"/>
        </style:tab-stops>
      </style:paragraph-properties>
      <style:text-properties style:font-name="Times New Roman" fo:font-size="12pt" style:font-size-asian="12pt" style:font-name-complex="Times New Roman"/>
    </style:style>
    <style:style style:name="P22" style:family="paragraph" style:parent-style-name="Text_20_body" style:list-style-name="WW8Num2">
      <style:paragraph-properties fo:text-align="justify" style:justify-single-word="false">
        <style:tab-stops>
          <style:tab-stop style:position="0in"/>
          <style:tab-stop style:position="0.75in"/>
        </style:tab-stops>
      </style:paragraph-properties>
      <style:text-properties style:font-name="Times New Roman" fo:font-size="12pt" style:font-size-asian="12pt" style:font-name-complex="Times New Roman"/>
    </style:style>
    <style:style style:name="P23" style:family="paragraph" style:parent-style-name="Text_20_body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75in"/>
        </style:tab-stops>
      </style:paragraph-properties>
    </style:style>
    <style:style style:name="P24" style:family="paragraph" style:parent-style-name="Text_20_body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75in"/>
        </style:tab-stops>
      </style:paragraph-properties>
      <style:text-properties style:font-name="Times New Roman" fo:font-size="12pt" fo:font-weight="bold" style:font-size-asian="12pt" style:font-weight-asian="bold" style:font-name-complex="Times New Roman"/>
    </style:style>
    <style:style style:name="P25" style:family="paragraph" style:parent-style-name="Text_20_body">
      <style:paragraph-properties fo:margin-left="0.25in" fo:margin-right="0in" fo:text-align="justify" style:justify-single-word="false" fo:text-indent="0in" style:auto-text-indent="false">
        <style:tab-stops>
          <style:tab-stop style:position="0in"/>
          <style:tab-stop style:position="0.75in"/>
        </style:tab-stops>
      </style:paragraph-properties>
      <style:text-properties style:font-name="Times New Roman" fo:font-size="12pt" style:font-size-asian="12pt" style:font-name-complex="Times New Roman"/>
    </style:style>
    <style:style style:name="P26" style:family="paragraph" style:parent-style-name="Text_20_body">
      <style:paragraph-properties fo:margin-left="0.75in" fo:margin-right="0in" fo:text-align="justify" style:justify-single-word="false" fo:text-indent="0in" style:auto-text-indent="false">
        <style:tab-stops>
          <style:tab-stop style:position="0in"/>
          <style:tab-stop style:position="0.75in"/>
        </style:tab-stops>
      </style:paragraph-properties>
      <style:text-properties style:font-name="Times New Roman" fo:font-size="12pt" style:font-size-asian="12pt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0pt"/>
    </style:style>
    <style:style style:name="T4" style:family="text">
      <style:text-properties style:font-name="Arial" style:font-name-complex="Arial"/>
    </style:style>
    <style:style style:name="T5" style:family="text">
      <style:text-properties style:text-position="super 58%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style:font-name="Verdana" fo:font-size="10pt" style:font-size-asian="10pt" style:font-name-complex="Verdana" style:font-size-complex="10pt"/>
    </style:style>
    <style:style style:name="T11" style:family="text">
      <style:text-properties fo:font-size="20pt" fo:font-weight="bold" style:font-size-asian="20pt" style:font-weight-asian="bold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/>HR FRESHER RESUME</text:p>
      <text:p text:style-name="P1"/>
      <text:p text:style-name="Standard"><text:span text:style-name="T2">CAREER OBJECTIVE</text:span></text:p>
      <text:p text:style-name="P2">To work for a well-reputed organization, for learning different HR practices of it and give my best to it. To make a way where I can apply my acquired skills and contribute to the growth of the organization, and grow parallel with it.</text:p>
      <text:p text:style-name="Standard">. </text:p>
      <text:p text:style-name="Standard"><text:span text:style-name="T2">EXECUTIVE SUMMARY</text:span></text:p>
      <text:p text:style-name="P3"><text:s/>An independent and self-motivated professional with excellent research and communication skills, <text:s text:c="12"/>enthusiasm to learn new things and always try to do my best in any work assigned and always tries to be appreciated as well-performer.</text:p>
      <text:p text:style-name="P4"/>
      <text:p text:style-name="P3"><text:span text:style-name="T2"><text:s/>ACADEMIC BACKGROUND</text:span></text:p>
      <text:list xml:id="list471656086673720837" text:style-name="WW8Num20">
        <text:list-item>
          <text:p text:style-name="P5">2007: <text:s/>Pursuing PGDM 2<text:span text:style-name="T5">nd</text:span> semester from XXX’s B- School, hyd:</text:p>
        </text:list-item>
        <text:list-item>
          <text:p text:style-name="P5">2007-march: B. COM from XXX degree college, Nagarjuna University, Vijayawada.</text:p>
        </text:list-item>
        <text:list-item>
          <text:p text:style-name="P5">2004: MEC XXX junior college, Board of Intermediate Education, Kakinada.</text:p>
        </text:list-item>
        <text:list-item>
          <text:p text:style-name="P5">2002: S.S.C from XXX little public school, Kakinada.<text:span text:style-name="T1"> </text:span></text:p>
        </text:list-item>
      </text:list>
      <text:p text:style-name="P16"/>
      <text:p text:style-name="P6">SPECIALISATION</text:p>
      <text:p text:style-name="P8">Major <text:s text:c="9"/>HUMAN RESOURCE</text:p>
      <text:p text:style-name="P8">Minor <text:s text:c="9"/>IT &amp; SYSTEM</text:p>
      <text:p text:style-name="P16"/>
      <text:p text:style-name="P7">TECHNICAL SKILLS</text:p>
      <text:p text:style-name="P7"/>
      <text:p text:style-name="Standard">Proficient in M.S Office</text:p>
      <text:p text:style-name="Standard"/>
      <text:p text:style-name="P7">PROJECT PROFILE</text:p>
      <text:p text:style-name="Standard"><text:span text:style-name="T1">Project Title </text:span>: TRAINING &amp; RECRUITING from WABCO-TVS (INDIA) LTD, CHENNAI.</text:p>
      <text:p text:style-name="Standard"><text:span text:style-name="T1">Abstract</text:span> <text:s text:c="7"/>: Understanding the training and recruitment procedures of the organization. Working on <text:s text:c="18"/></text:p>
      <text:p text:style-name="Standard"><text:s text:c="25"/>The Training &amp; recruitment program of the organization, and to give critical analysis and </text:p>
      <text:p text:style-name="Standard"><text:s text:c="25"/>Suggestions on it.</text:p>
      <text:p text:style-name="Standard"><text:span text:style-name="T1">Team Size <text:s text:c="4"/></text:span>: one</text:p>
      <text:p text:style-name="Standard"/>
      <text:p text:style-name="P7">OTHER ACHEIVEMENTS</text:p>
      <text:list xml:id="list5329292639392602946" text:style-name="WW8Num21">
        <text:list-item>
          <text:p text:style-name="P9">Completed Hindi literature till RASHTRA</text:p>
        </text:list-item>
        <text:list-item>
          <text:p text:style-name="P9">Achieved many prizes in inter-college competitions in the events like paper presentations held by different universities. Also participated in group discussions and debates and in many competitive exams.</text:p>
        </text:list-item>
      </text:list>
      <text:p text:style-name="P7"/>
      <text:p text:style-name="P7"/>
      <text:p text:style-name="P7">EXTRA CURRICULAR ACTIVITIES</text:p>
      <text:list xml:id="list6327835950988080688" text:style-name="WW8Num3">
        <text:list-item>
          <text:p text:style-name="P10">performed as the school pupils leader for two years</text:p>
        </text:list-item>
      </text:list>
      <text:list xml:id="list8451456992365221590" text:style-name="WW8Num15">
        <text:list-item>
          <text:p text:style-name="P21">Actively participated in organizing the seminars on </text:p>
        </text:list-item>
      </text:list>
      <text:p text:style-name="P23"><text:span text:style-name="T6"><text:tab/><text:tab/><text:tab/></text:span><text:span text:style-name="T7">“Equity Valuation”</text:span></text:p>
      <text:p text:style-name="P24"><text:tab/><text:tab/><text:tab/>“Changing Trends in Financial Markets”</text:p>
      <text:p text:style-name="P25"/>
      <text:list xml:id="list7529959613746626614" text:style-name="WW8Num16">
        <text:list-item>
          <text:p text:style-name="P19"><text:soft-page-break/><text:span text:style-name="T6">Undertook as event coordinator for the cultural event </text:span><text:span text:style-name="T7">“ANUSMRITI”</text:span><text:span text:style-name="T6"> conducted in our institution.</text:span></text:p>
        </text:list-item>
        <text:list-item>
          <text:p text:style-name="P19"><text:span text:style-name="T6">Participated in inter college competitions</text:span></text:p>
        </text:list-item>
      </text:list>
      <text:list xml:id="list7927321098623224416" text:style-name="WW8Num2">
        <text:list-item>
          <text:list>
            <text:list-item>
              <text:p text:style-name="P22">Shuttle</text:p>
            </text:list-item>
            <text:list-item>
              <text:p text:style-name="P22">Tenny coit</text:p>
            </text:list-item>
            <text:list-item>
              <text:p text:style-name="P22">Add show</text:p>
            </text:list-item>
            <text:list-item>
              <text:p text:style-name="P20"><text:span text:style-name="T6">Just-a-minute show <text:s/></text:span></text:p>
            </text:list-item>
            <text:list-item>
              <text:p text:style-name="P22"><text:s/></text:p>
            </text:list-item>
          </text:list>
        </text:list-item>
      </text:list>
      <text:p text:style-name="P26"/>
      <text:p text:style-name="Standard"><text:s text:c="4"/><text:span text:style-name="T2">STERNGTHS</text:span></text:p>
      <text:list xml:id="list5212712199701766225" text:style-name="WW8Num13">
        <text:list-item>
          <text:p text:style-name="P11">Cool minded</text:p>
        </text:list-item>
        <text:list-item>
          <text:p text:style-name="P11">Self Motivated</text:p>
        </text:list-item>
        <text:list-item>
          <text:p text:style-name="P11">Very independent</text:p>
        </text:list-item>
        <text:list-item>
          <text:p text:style-name="P11">Team Work </text:p>
        </text:list-item>
        <text:list-item>
          <text:p text:style-name="P11">Can easily make friends with anyone</text:p>
        </text:list-item>
      </text:list>
      <text:p text:style-name="P6"/>
      <text:p text:style-name="P6"/>
      <text:p text:style-name="Standard"><text:span text:style-name="T3"><text:s text:c="42"/></text:span><text:span text:style-name="T11">PERSONAL PROFILE</text:span></text:p>
      <text:p text:style-name="P12"/>
      <text:p text:style-name="P12"><text:s text:c="18"/></text:p>
      <text:p text:style-name="Standard"><text:span text:style-name="T9"><text:s text:c="19"/></text:span><text:span text:style-name="T2"><text:s/>DATE OF BIRTH <text:s text:c="30"/>:</text:span><text:span text:style-name="T8"> <text:s text:c="5"/></text:span>10th JUNE, 1986</text:p>
      <text:p text:style-name="P17"/>
      <text:p text:style-name="Standard"><text:span text:style-name="T2"><text:s text:c="14"/>LANGUAGES <text:s text:c="36"/>:</text:span><text:span text:style-name="T8"> <text:s/></text:span><text:s text:c="4"/>English, Telugu, Hindi, Tamil</text:p>
      <text:p text:style-name="Standard"><text:s text:c="17"/></text:p>
      <text:p text:style-name="Standard"><text:s text:c="17"/><text:span text:style-name="T2">HOBBIES AND LEISURE TIME <text:s text:c="3"/>: <text:s text:c="3"/></text:span>Playing with kids, dancing, shopping </text:p>
      <text:p text:style-name="Standard"/>
      <text:p text:style-name="Standard"><text:s text:c="17"/><text:span text:style-name="T2">FAMILY BACKGROUND <text:s text:c="15"/>:</text:span><text:span text:style-name="T8"> <text:s text:c="4"/></text:span>Father is a govt., </text:p>
      <text:p text:style-name="Standard"><text:span text:style-name="T8"><text:s text:c="19"/></text:span></text:p>
      <text:p text:style-name="Standard"><text:span text:style-name="T8"><text:s text:c="19"/></text:span><text:span text:style-name="T2">INTERESTS <text:s text:c="39"/>: <text:s text:c="3"/></text:span>Listening music, bike riding,</text:p>
      <text:p text:style-name="Standard"><text:s text:c="95"/>Chit-chatting with friends and my</text:p>
      <text:p text:style-name="Standard"><text:s text:c="96"/>Mom, making every one happy and being <text:s text:c="29"/></text:p>
      <text:p text:style-name="Standard"><text:span text:style-name="T8"><text:s text:c="115"/>Happy.</text:span></text:p>
      <text:p text:style-name="P14"><text:s text:c="20"/></text:p>
      <text:p text:style-name="Standard"><text:span text:style-name="T8"><text:s text:c="19"/></text:span><text:span text:style-name="T2">ADDRESS <text:s text:c="41"/>: <text:s text:c="5"/></text:span>Hyderabad.</text:p>
      <text:p text:style-name="P13"/>
      <text:p text:style-name="P15"><text:span text:style-name="T2"><text:s text:c="12"/>REFERENCES <text:s text:c="35"/>: <text:s text:c="4"/></text:span><text:s/>Will be given upon request</text:p>
      <text:p text:style-name="P13"><text:s text:c="1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z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fo:color="#000000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4583in" fo:text-indent="-0.25in" fo:margin-left="4.4583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9583in" fo:text-indent="-0.25in" fo:margin-left="4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  <style:text-properties style:font-name="Symbol"/>
      </text:list-level-style-bullet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.302in" fo:text-indent="-0.25in" fo:margin-left="3.30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802in" fo:text-indent="-0.25in" fo:margin-left="3.80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02in" fo:text-indent="-0.25in" fo:margin-left="4.302in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802in" fo:text-indent="-0.25in" fo:margin-left="4.8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052in" fo:text-indent="-0.25in" fo:margin-left="3.05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52in" fo:text-indent="-0.25in" fo:margin-left="3.552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052in" fo:text-indent="-0.25in" fo:margin-left="4.05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552in" fo:text-indent="-0.25in" fo:margin-left="4.55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52in" fo:text-indent="-0.25in" fo:margin-left="5.0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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8957in" fo:text-indent="-0.25in" fo:margin-left="0.8957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3957in" fo:text-indent="-0.25in" fo:margin-left="1.3957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8957in" fo:text-indent="-0.25in" fo:margin-left="1.8957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3957in" fo:text-indent="-0.25in" fo:margin-left="2.3957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8957in" fo:text-indent="-0.25in" fo:margin-left="2.8957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3957in" fo:text-indent="-0.25in" fo:margin-left="3.3957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957in" fo:text-indent="-0.25in" fo:margin-left="3.8957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3957in" fo:text-indent="-0.25in" fo:margin-left="4.3957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8957in" fo:text-indent="-0.25in" fo:margin-left="4.8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1.6752in" fo:text-indent="-0.25in" fo:margin-left="1.6752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0311in" fo:text-indent="-0.25in" fo:margin-left="3.0311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5311in" fo:text-indent="-0.25in" fo:margin-left="3.5311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5311in" fo:text-indent="-0.25in" fo:margin-left="4.5311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5.0311in" fo:text-indent="-0.25in" fo:margin-left="5.0311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5.5311in" fo:text-indent="-0.25in" fo:margin-left="5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1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4.7083in" fo:text-indent="-0.25in" fo:margin-left="4.7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0in" fo:margin-left="0.6in" fo:margin-right="0.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              CURRICULAM VITAE</dc:title>
    <meta:initial-creator>shashi</meta:initial-creator>
    <meta:creation-date>2007-10-07T10:30:00</meta:creation-date>
    <dc:date>2017-06-09T18:09:43.508197788</dc:date>
    <meta:editing-cycles>44</meta:editing-cycles>
    <meta:editing-duration>PT8H2M</meta:editing-duration>
    <meta:document-statistic meta:table-count="0" meta:image-count="0" meta:object-count="0" meta:page-count="2" meta:paragraph-count="59" meta:word-count="369" meta:character-count="3362" meta:non-whitespace-character-count="2001"/>
    <meta:generator>LibreOffice/4.2.8.2$Linux_X86_64 LibreOffice_project/420m0$Build-2</meta:generator>
  </office:meta>
</office:document-meta>
</file>